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marker-start-width="0.359cm" draw:marker-end-width="0.359cm" draw:fill="solid" draw:fill-color="#ff6600" draw:opacity="100%" draw:textarea-vertical-align="middle" fo:min-height="1.423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svg:stroke-color="#ffffff" svg:stroke-opacity="50%" draw:fill="none" draw:opacity="100%" draw:textarea-horizontal-align="justify" draw:textarea-vertical-align="middle" draw:auto-grow-height="false" fo:min-height="18.8cm" fo:min-width="10.93cm"/>
    </style:style>
    <style:style style:name="gr3" style:family="graphic" style:parent-style-name="standard">
      <style:graphic-properties draw:stroke="solid" svg:stroke-width="0.106cm" svg:stroke-color="#000000" draw:marker-start-width="0.359cm" draw:marker-end-width="0.359cm" draw:fill="solid" draw:fill-color="#cccccc" draw:opacity="100%" draw:textarea-vertical-align="middle" fo:min-height="2.163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draw:stroke="solid" svg:stroke-width="0.106cm" svg:stroke-color="#000000" draw:marker-start-width="0.359cm" draw:marker-end-width="0.359cm" draw:fill="solid" draw:fill-color="#b8ffb8" draw:opacity="100%" draw:textarea-vertical-align="middle" fo:min-height="2.163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00dcff" draw:textarea-horizontal-align="justify" draw:textarea-vertical-align="middle" draw:auto-grow-height="false" fo:min-height="1.838cm" fo:min-width="1.461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draw:stroke="solid" svg:stroke-width="0.106cm" svg:stroke-color="#000000" draw:marker-start-width="0.359cm" draw:marker-end-width="0.359cm" draw:fill="solid" draw:fill-color="#ff6600" draw:opacity="100%" draw:textarea-vertical-align="middle" fo:min-height="3.455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6600" draw:opacity="100%"/>
      <style:paragraph-properties fo:text-align="center" style:writing-mode="lr-tb"/>
    </style:style>
    <style:style style:name="P3" style:family="paragraph">
      <loext:graphic-properties draw:fill="none" draw:opacity="100%"/>
      <style:paragraph-properties fo:text-align="center"/>
    </style:style>
    <style:style style:name="P4" style:family="paragraph">
      <loext:graphic-properties draw:fill="solid" draw:fill-color="#cccccc" draw:opacity="100%"/>
      <style:paragraph-properties fo:text-align="center" style:writing-mode="lr-tb"/>
    </style:style>
    <style:style style:name="P5" style:family="paragraph">
      <loext:graphic-properties draw:fill="solid" draw:fill-color="#b8ffb8" draw:opacity="100%"/>
      <style:paragraph-properties fo:text-align="center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00dc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6.35cm" svg:height="1.779cm" svg:x="7.35cm" svg:y="18.235cm">
            <draw:text-box>
              <text:p text:style-name="P1">Great Dorm</text:p>
            </draw:text-box>
          </draw:frame>
          <draw:custom-shape draw:style-name="gr2" draw:text-style-name="P3" draw:layer="layout" svg:width="11.43cm" svg:height="19.05cm" svg:x="3.54cm" svg:y="2.2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556cm" svg:height="2.519cm" svg:x="11.16cm" svg:y="9.784cm">
            <draw:text-box>
              <text:p text:style-name="P1">Theater</text:p>
            </draw:text-box>
          </draw:frame>
          <draw:frame draw:style-name="gr4" draw:text-style-name="P5" draw:layer="layout" svg:width="3.556cm" svg:height="2.519cm" svg:x="10.525cm" svg:y="3.794cm">
            <draw:text-box>
              <text:p text:style-name="P1">Gym</text:p>
            </draw:text-box>
          </draw:frame>
          <draw:frame draw:style-name="gr3" draw:text-style-name="P4" draw:layer="layout" svg:width="3.556cm" svg:height="2.519cm" svg:x="4.81cm" svg:y="12.324cm">
            <draw:text-box>
              <text:p text:style-name="P1">Dining Hall</text:p>
            </draw:text-box>
          </draw:frame>
          <draw:custom-shape draw:style-name="gr5" draw:text-style-name="P7" draw:layer="layout" svg:width="2.921cm" svg:height="3.048cm" svg:x="5.337cm" svg:y="3.84cm">
            <text:p text:style-name="P6">Library</text:p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6" draw:text-style-name="P2" draw:layer="layout" svg:width="1.651cm" svg:height="3.811cm" svg:x="12.049cm" svg:y="14.462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ven Huss-Lederman</meta:initial-creator>
    <meta:creation-date>2021-02-19T13:08:27.730930242</meta:creation-date>
    <dc:date>2022-10-31T14:49:39.746542085</dc:date>
    <dc:creator>Steven Huss-Lederman</dc:creator>
    <meta:editing-duration>PT6M49S</meta:editing-duration>
    <meta:editing-cycles>4</meta:editing-cycles>
    <meta:generator>LibreOffice/7.4.1.2$MacOSX_X86_64 LibreOffice_project/3c58a8f3a960df8bc8fd77b461821e42c061c5f0</meta:generator>
    <meta:document-statistic meta:object-count="8"/>
  </office:meta>
</office:document-meta>
</file>